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language="en" fo:country="GB"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n" fo:country="GB" style:text-underline-style="none" officeooo:rsid="0009d0b9" officeooo:paragraph-rsid="0009d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d Talk Transcript</text:p>
      <text:p text:style-name="P1">Elon musk’s interview</text:p>
      <text:p text:style-name="P1"/>
      <text:p text:style-name="P1"/>
      <text:p text:style-name="P2"/>
      <text:p text:style-name="P2"><text:span text:style-name="T2">E.M</text:span>: a lot of people are sad about the future and they're ... Pessimistic. And I think ... this</text:p>
      <text:p text:style-name="P2">is ... This is not great. I mean, we really want to wake up in the morning and look forward to the</text:p>
      <text:p text:style-name="P2">future. We want to be excited about what's going to happen. And life cannot simply be about sort</text:p>
      <text:p text:style-name="P2">of, solving one miserable problem after another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53:33.013153594</meta:creation-date>
    <dc:date>2022-11-21T08:55:22.146431975</dc:date>
    <meta:editing-duration>PT1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72" meta:character-count="377" meta:non-whitespace-character-count="311"/>
  </office:meta>
</office:document-meta>
</file>